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3.670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yzen5800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10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1055146.56" calcext:value-type="float">
            <text:p>1055146.56</text:p>
          </table:table-cell>
          <table:table-cell office:value-type="float" office:value="1043277.01" calcext:value-type="float">
            <text:p>1043277.01</text:p>
          </table:table-cell>
          <table:table-cell office:value-type="float" office:value="1039359.09" calcext:value-type="float">
            <text:p>1039359.09</text:p>
          </table:table-cell>
          <table:table-cell table:formula="of:=SUM([.D1:.F1])/3" office:value-type="float" office:value="1045927.55333333" calcext:value-type="float">
            <text:p>1045927.55333333</text:p>
          </table:table-cell>
          <table:table-cell table:formula="of:=[.G1]" office:value-type="float" office:value="1045927.55333333" calcext:value-type="float">
            <text:p>1045927.55333333</text:p>
          </table:table-cell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128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2510979.44" calcext:value-type="float">
            <text:p>2510979.44</text:p>
          </table:table-cell>
          <table:table-cell office:value-type="float" office:value="2509682.05" calcext:value-type="float">
            <text:p>2509682.05</text:p>
          </table:table-cell>
          <table:table-cell office:value-type="float" office:value="2485939.17" calcext:value-type="float">
            <text:p>2485939.17</text:p>
          </table:table-cell>
          <table:table-cell table:formula="of:=SUM([.D2:.F2])/3" office:value-type="float" office:value="2502200.22" calcext:value-type="float">
            <text:p>2502200.22</text:p>
          </table:table-cell>
          <table:table-cell table:formula="of:=[.G2]" office:value-type="float" office:value="2502200.22" calcext:value-type="float">
            <text:p>2502200.22</text:p>
          </table:table-cell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1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341690.93" calcext:value-type="float">
            <text:p>341690.93</text:p>
          </table:table-cell>
          <table:table-cell office:value-type="float" office:value="337789.21" calcext:value-type="float">
            <text:p>337789.21</text:p>
          </table:table-cell>
          <table:table-cell office:value-type="float" office:value="334058.84" calcext:value-type="float">
            <text:p>334058.84</text:p>
          </table:table-cell>
          <table:table-cell table:formula="of:=SUM([.D3:.F3])/3" office:value-type="float" office:value="337846.326666667" calcext:value-type="float">
            <text:p>337846.326666667</text:p>
          </table:table-cell>
          <table:table-cell table:formula="of:=[.G3]" office:value-type="float" office:value="337846.326666667" calcext:value-type="float">
            <text:p>337846.326666667</text:p>
          </table:table-cell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645823.34" calcext:value-type="float">
            <text:p>645823.34</text:p>
          </table:table-cell>
          <table:table-cell office:value-type="float" office:value="650126.94" calcext:value-type="float">
            <text:p>650126.94</text:p>
          </table:table-cell>
          <table:table-cell office:value-type="float" office:value="650040.29" calcext:value-type="float">
            <text:p>650040.29</text:p>
          </table:table-cell>
          <table:table-cell table:formula="of:=SUM([.D4:.F4])/3" office:value-type="float" office:value="648663.523333333" calcext:value-type="float">
            <text:p>648663.523333333</text:p>
          </table:table-cell>
          <table:table-cell/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2" calcext:value-type="float">
            <text:p>2</text:p>
          </table:table-cell>
          <table:table-cell office:value-type="float" office:value="638267.13" calcext:value-type="float">
            <text:p>638267.13</text:p>
          </table:table-cell>
          <table:table-cell office:value-type="float" office:value="642460.17" calcext:value-type="float">
            <text:p>642460.17</text:p>
          </table:table-cell>
          <table:table-cell office:value-type="float" office:value="638323.12" calcext:value-type="float">
            <text:p>638323.12</text:p>
          </table:table-cell>
          <table:table-cell table:formula="of:=SUM([.D5:.F5])/3" office:value-type="float" office:value="639683.473333333" calcext:value-type="float">
            <text:p>639683.473333333</text:p>
          </table:table-cell>
          <table:table-cell/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3" calcext:value-type="float">
            <text:p>3</text:p>
          </table:table-cell>
          <table:table-cell office:value-type="float" office:value="643120.08" calcext:value-type="float">
            <text:p>643120.08</text:p>
          </table:table-cell>
          <table:table-cell office:value-type="float" office:value="643902.56" calcext:value-type="float">
            <text:p>643902.56</text:p>
          </table:table-cell>
          <table:table-cell office:value-type="float" office:value="641654.76" calcext:value-type="float">
            <text:p>641654.76</text:p>
          </table:table-cell>
          <table:table-cell table:formula="of:=SUM([.D6:.F6])/3" office:value-type="float" office:value="642892.466666667" calcext:value-type="float">
            <text:p>642892.466666667</text:p>
          </table:table-cell>
          <table:table-cell/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4" calcext:value-type="float">
            <text:p>4</text:p>
          </table:table-cell>
          <table:table-cell office:value-type="float" office:value="643315.29" calcext:value-type="float">
            <text:p>643315.29</text:p>
          </table:table-cell>
          <table:table-cell office:value-type="float" office:value="647737.44" calcext:value-type="float">
            <text:p>647737.44</text:p>
          </table:table-cell>
          <table:table-cell office:value-type="float" office:value="648843.06" calcext:value-type="float">
            <text:p>648843.06</text:p>
          </table:table-cell>
          <table:table-cell table:formula="of:=SUM([.D7:.F7])/3" office:value-type="float" office:value="646631.93" calcext:value-type="float">
            <text:p>646631.93</text:p>
          </table:table-cell>
          <table:table-cell table:formula="of:=SUM([.G4:.G7])" office:value-type="float" office:value="2577871.39333333" calcext:value-type="float">
            <text:p>2577871.39333333</text:p>
          </table:table-cell>
        </table:table-row>
        <table:table-row table:style-name="ro1">
          <table:table-cell office:value-type="string" calcext:value-type="string">
            <text:p>czp_distro</text:p>
          </table:table-cell>
          <table:table-cell office:value-type="string" calcext:value-type="string">
            <text:p>i_r_3000000_activeconnections_50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1046979.84" calcext:value-type="float">
            <text:p>1046979.84</text:p>
          </table:table-cell>
          <table:table-cell office:value-type="float" office:value="1080767.09" calcext:value-type="float">
            <text:p>1080767.09</text:p>
          </table:table-cell>
          <table:table-cell office:value-type="float" office:value="1074676.87" calcext:value-type="float">
            <text:p>1074676.87</text:p>
          </table:table-cell>
          <table:table-cell table:formula="of:=SUM([.D8:.F8])/3" office:value-type="float" office:value="1067474.6" calcext:value-type="float">
            <text:p>1067474.6</text:p>
          </table:table-cell>
          <table:table-cell table:formula="of:=[.G8]" office:value-type="float" office:value="1067474.6" calcext:value-type="float">
            <text:p>1067474.6</text:p>
          </table:table-cell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0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1961672.05" calcext:value-type="float">
            <text:p>1961672.05</text:p>
          </table:table-cell>
          <table:table-cell office:value-type="float" office:value="1951469.13" calcext:value-type="float">
            <text:p>1951469.13</text:p>
          </table:table-cell>
          <table:table-cell office:value-type="float" office:value="1953258.93" calcext:value-type="float">
            <text:p>1953258.93</text:p>
          </table:table-cell>
          <table:table-cell table:formula="of:=SUM([.D9:.F9])/3" office:value-type="float" office:value="1955466.70333333" calcext:value-type="float">
            <text:p>1955466.70333333</text:p>
          </table:table-cell>
          <table:table-cell table:formula="of:=[.G9]" office:value-type="float" office:value="1955466.70333333" calcext:value-type="float">
            <text:p>1955466.70333333</text:p>
          </table:table-cell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28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763191.98" calcext:value-type="float">
            <text:p>763191.98</text:p>
          </table:table-cell>
          <table:table-cell office:value-type="float" office:value="780236.48" calcext:value-type="float">
            <text:p>780236.48</text:p>
          </table:table-cell>
          <table:table-cell office:value-type="float" office:value="807304.4" calcext:value-type="float">
            <text:p>807304.4</text:p>
          </table:table-cell>
          <table:table-cell table:formula="of:=SUM([.D10:.F10])/3" office:value-type="float" office:value="783577.62" calcext:value-type="float">
            <text:p>783577.62</text:p>
          </table:table-cell>
          <table:table-cell/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28_S_C_127.0.0.1_515</text:p>
          </table:table-cell>
          <table:table-cell office:value-type="float" office:value="2" calcext:value-type="float">
            <text:p>2</text:p>
          </table:table-cell>
          <table:table-cell office:value-type="float" office:value="817570.39" calcext:value-type="float">
            <text:p>817570.39</text:p>
          </table:table-cell>
          <table:table-cell office:value-type="float" office:value="791158.59" calcext:value-type="float">
            <text:p>791158.59</text:p>
          </table:table-cell>
          <table:table-cell office:value-type="float" office:value="825721.84" calcext:value-type="float">
            <text:p>825721.84</text:p>
          </table:table-cell>
          <table:table-cell table:formula="of:=SUM([.D11:.F11])/3" office:value-type="float" office:value="811483.606666667" calcext:value-type="float">
            <text:p>811483.606666667</text:p>
          </table:table-cell>
          <table:table-cell/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28_S_C_127.0.0.1_516</text:p>
          </table:table-cell>
          <table:table-cell office:value-type="float" office:value="3" calcext:value-type="float">
            <text:p>3</text:p>
          </table:table-cell>
          <table:table-cell office:value-type="float" office:value="833549.82" calcext:value-type="float">
            <text:p>833549.82</text:p>
          </table:table-cell>
          <table:table-cell office:value-type="float" office:value="795115.3" calcext:value-type="float">
            <text:p>795115.3</text:p>
          </table:table-cell>
          <table:table-cell office:value-type="float" office:value="792385.57" calcext:value-type="float">
            <text:p>792385.57</text:p>
          </table:table-cell>
          <table:table-cell table:formula="of:=SUM([.D12:.F12])/3" office:value-type="float" office:value="807016.896666667" calcext:value-type="float">
            <text:p>807016.896666667</text:p>
          </table:table-cell>
          <table:table-cell/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28_S_C_127.0.0.1_517</text:p>
          </table:table-cell>
          <table:table-cell office:value-type="float" office:value="4" calcext:value-type="float">
            <text:p>4</text:p>
          </table:table-cell>
          <table:table-cell office:value-type="float" office:value="826513.77" calcext:value-type="float">
            <text:p>826513.77</text:p>
          </table:table-cell>
          <table:table-cell office:value-type="float" office:value="806969.97" calcext:value-type="float">
            <text:p>806969.97</text:p>
          </table:table-cell>
          <table:table-cell office:value-type="float" office:value="789628.69" calcext:value-type="float">
            <text:p>789628.69</text:p>
          </table:table-cell>
          <table:table-cell table:formula="of:=SUM([.D13:.F13])/3" office:value-type="float" office:value="807704.143333333" calcext:value-type="float">
            <text:p>807704.143333333</text:p>
          </table:table-cell>
          <table:table-cell table:formula="of:=SUM([.G10:.G13])" office:value-type="float" office:value="3209782.26666667" calcext:value-type="float">
            <text:p>3209782.26666667</text:p>
          </table:table-cell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1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511848.77" calcext:value-type="float">
            <text:p>511848.77</text:p>
          </table:table-cell>
          <table:table-cell office:value-type="float" office:value="501388.8" calcext:value-type="float">
            <text:p>501388.8</text:p>
          </table:table-cell>
          <table:table-cell office:value-type="float" office:value="468453.74" calcext:value-type="float">
            <text:p>468453.74</text:p>
          </table:table-cell>
          <table:table-cell table:formula="of:=SUM([.D14:.F14])/3" office:value-type="float" office:value="493897.103333333" calcext:value-type="float">
            <text:p>493897.103333333</text:p>
          </table:table-cell>
          <table:table-cell table:formula="of:=[.G14]" office:value-type="float" office:value="493897.103333333" calcext:value-type="float">
            <text:p>493897.103333333</text:p>
          </table:table-cell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32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780190.06" calcext:value-type="float">
            <text:p>780190.06</text:p>
          </table:table-cell>
          <table:table-cell office:value-type="float" office:value="773138.59" calcext:value-type="float">
            <text:p>773138.59</text:p>
          </table:table-cell>
          <table:table-cell office:value-type="float" office:value="770318.95" calcext:value-type="float">
            <text:p>770318.95</text:p>
          </table:table-cell>
          <table:table-cell table:formula="of:=SUM([.D15:.F15])/3" office:value-type="float" office:value="774549.2" calcext:value-type="float">
            <text:p>774549.2</text:p>
          </table:table-cell>
          <table:table-cell/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32_S_C_127.0.0.1_515</text:p>
          </table:table-cell>
          <table:table-cell office:value-type="float" office:value="2" calcext:value-type="float">
            <text:p>2</text:p>
          </table:table-cell>
          <table:table-cell office:value-type="float" office:value="780300.28" calcext:value-type="float">
            <text:p>780300.28</text:p>
          </table:table-cell>
          <table:table-cell office:value-type="float" office:value="768437.39" calcext:value-type="float">
            <text:p>768437.39</text:p>
          </table:table-cell>
          <table:table-cell office:value-type="float" office:value="767438.01" calcext:value-type="float">
            <text:p>767438.01</text:p>
          </table:table-cell>
          <table:table-cell table:formula="of:=SUM([.D16:.F16])/3" office:value-type="float" office:value="772058.56" calcext:value-type="float">
            <text:p>772058.56</text:p>
          </table:table-cell>
          <table:table-cell/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32_S_C_127.0.0.1_516</text:p>
          </table:table-cell>
          <table:table-cell office:value-type="float" office:value="3" calcext:value-type="float">
            <text:p>3</text:p>
          </table:table-cell>
          <table:table-cell office:value-type="float" office:value="776539.57" calcext:value-type="float">
            <text:p>776539.57</text:p>
          </table:table-cell>
          <table:table-cell office:value-type="float" office:value="767759.49" calcext:value-type="float">
            <text:p>767759.49</text:p>
          </table:table-cell>
          <table:table-cell office:value-type="float" office:value="772458.41" calcext:value-type="float">
            <text:p>772458.41</text:p>
          </table:table-cell>
          <table:table-cell table:formula="of:=SUM([.D17:.F17])/3" office:value-type="float" office:value="772252.49" calcext:value-type="float">
            <text:p>772252.49</text:p>
          </table:table-cell>
          <table:table-cell/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32_S_C_127.0.0.1_517</text:p>
          </table:table-cell>
          <table:table-cell office:value-type="float" office:value="4" calcext:value-type="float">
            <text:p>4</text:p>
          </table:table-cell>
          <table:table-cell office:value-type="float" office:value="780029.47" calcext:value-type="float">
            <text:p>780029.47</text:p>
          </table:table-cell>
          <table:table-cell office:value-type="float" office:value="775879.6" calcext:value-type="float">
            <text:p>775879.6</text:p>
          </table:table-cell>
          <table:table-cell office:value-type="float" office:value="774864.82" calcext:value-type="float">
            <text:p>774864.82</text:p>
          </table:table-cell>
          <table:table-cell table:formula="of:=SUM([.D18:.F18])/3" office:value-type="float" office:value="776924.63" calcext:value-type="float">
            <text:p>776924.63</text:p>
          </table:table-cell>
          <table:table-cell table:formula="of:=SUM([.G15:.G18])" office:value-type="float" office:value="3095784.88" calcext:value-type="float">
            <text:p>3095784.88</text:p>
          </table:table-cell>
        </table:table-row>
        <table:table-row table:style-name="ro1">
          <table:table-cell office:value-type="string" calcext:value-type="string">
            <text:p>czp_maxperf</text:p>
          </table:table-cell>
          <table:table-cell office:value-type="string" calcext:value-type="string">
            <text:p>i_r_3000000_activeconnections_50_S_C_127.0.0.1_514</text:p>
          </table:table-cell>
          <table:table-cell office:value-type="float" office:value="1" calcext:value-type="float">
            <text:p>1</text:p>
          </table:table-cell>
          <table:table-cell office:value-type="float" office:value="1859785.14" calcext:value-type="float">
            <text:p>1859785.14</text:p>
          </table:table-cell>
          <table:table-cell office:value-type="float" office:value="1821629.6" calcext:value-type="float">
            <text:p>1821629.6</text:p>
          </table:table-cell>
          <table:table-cell office:value-type="float" office:value="1910607.85" calcext:value-type="float">
            <text:p>1910607.85</text:p>
          </table:table-cell>
          <table:table-cell table:formula="of:=SUM([.D19:.F19])/3" office:value-type="float" office:value="1864007.53" calcext:value-type="float">
            <text:p>1864007.53</text:p>
          </table:table-cell>
          <table:table-cell table:formula="of:=[.G19]" office:value-type="float" office:value="1864007.53" calcext:value-type="float">
            <text:p>1864007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2T18:44:26.618874747</dc:date>
    <meta:editing-duration>PT35S</meta:editing-duration>
    <meta:editing-cycles>1</meta:editing-cycles>
    <meta:document-statistic meta:table-count="1" meta:cell-count="143" meta:object-count="0"/>
    <meta:generator>LibreOffice/7.1.1.2$Linux_X86_64 LibreOffice_project/10$Build-2</meta:generator>
  </office:meta>
</office:document-meta>
</file>